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Times New         Roman" svg:font-family="'Times New         Roman', serif"/>
    <style:font-face style:name="Cantarell" svg:font-family="Cantarell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fo:language="en" fo:country="GB"/>
    </style:style>
    <style:style style:name="T2" style:family="text">
      <style:text-properties style:font-name="Arial" fo:font-size="9pt" fo:language="en" fo:country="GB" fo:font-style="normal" fo:font-weight="normal"/>
    </style:style>
    <style:style style:name="T3" style:family="text">
      <style:text-properties style:font-name="Times New         Roman" fo:font-size="9pt" fo:language="en" fo:country="GB"/>
    </style:style>
    <style:style style:name="T4" style:family="text">
      <style:text-properties fo:font-size="9pt" fo:language="en" fo:country="GB"/>
    </style:style>
    <style:style style:name="T5" style:family="text">
      <style:text-properties fo:font-size="9pt" fo:language="en" fo:country="GB" fo:font-style="italic"/>
    </style:style>
    <style:style style:name="T6" style:family="text">
      <style:text-properties fo:color="#242424" fo:font-size="9pt" fo:language="en" fo:country="GB"/>
    </style:style>
    <style:style style:name="T7" style:family="text">
      <style:text-properties fo:color="#3a3a3a" fo:font-size="9pt" fo:language="en" fo:country="GB"/>
    </style:style>
    <style:style style:name="T8" style:family="text">
      <style:text-properties fo:color="#2f2f2f" fo:font-size="9pt" fo:language="en" fo:country="GB"/>
    </style:style>
    <style:style style:name="T9" style:family="text">
      <style:text-properties fo:color="#2f2f2f" style:font-name="Arial" fo:font-size="9pt" fo:language="en" fo:country="GB" fo:font-style="normal" fo:font-weight="normal"/>
    </style:style>
    <style:style style:name="T10" style:family="text">
      <style:text-properties fo:color="#1a1a1a" fo:font-size="9pt" fo:language="en" fo:country="GB"/>
    </style:style>
    <style:style style:name="T11" style:family="text">
      <style:text-properties fo:color="#1a1a1a" style:font-name="Arial" fo:font-size="9pt" fo:language="en" fo:country="GB" fo:font-style="normal" fo:font-weight="normal"/>
    </style:style>
    <style:style style:name="T12" style:family="text">
      <style:text-properties fo:color="#494949" fo:font-size="9pt" fo:language="en" fo:country="GB"/>
    </style:style>
    <style:style style:name="T13" style:family="text">
      <style:text-properties fo:color="#494949" style:font-name="Arial" fo:font-size="9pt" fo:language="en" fo:country="GB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25. Sub-committees of the board may be established to exercise a specific oversight responsibility or to carry out, where the rules of the fund permit it, any board-delegated responsibility. Any such sub-committee should have an appropriate written mandate which sets out clearly its functions, scope and authority, as well as the criteria or membership requirements.</text:span></text:p>
      <text:p text:style-name="Text_20_body"><text:span text:style-name="T1">26. Clear terms of reference should be set by the board for the sub-committees which should be adhered to at all times. Sub-committees should operate within the set parameters.</text:span></text:p>
      <text:p text:style-name="Text_20_body"><text:span text:style-name="T1">28. The sub-committees appropriate for each fund will vary from fund to fund but may include, amongst others</text:span></text:p>
      <text:p text:style-name="Text_20_body"><text:span text:style-name="T1"><text:tab/>28.1. an audit and administration sub-committee;</text:span></text:p>
      <text:p text:style-name="Text_20_body"><text:span text:style-name="T1"><text:tab/>28.2. an investment sub-committee:</text:span></text:p>
      <text:p text:style-name="Text_20_body"><text:span text:style-name="T1"><text:tab/>28.3. a legal sub-committee;</text:span></text:p>
      <text:p text:style-name="Text_20_body"><text:span text:style-name="T1"><text:tab/>28.4. a communication and education sub-committee;</text:span></text:p>
      <text:p text:style-name="Text_20_body"><text:span text:style-name="T1"><text:tab/>28.5. a risk benefits sub-committee dealing with death and disability benefits;</text:span></text:p>
      <text:p text:style-name="Text_20_body"><text:span text:style-name="T1"><text:tab/>28.6. an actuarial sub-committee in the case of a defined benefit fund.</text:span></text:p>
      <text:p text:style-name="Text_20_body"><text:span text:style-name="T1">29. Each sub-committee should be required to advise the board on risks relating to the functions to be<text:line-break/>performed by that sub-committee, and the process or controls necessary to mitigate that risk.</text:span></text:p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Times New         Roman" svg:font-family="'Times New         Roman', serif"/>
    <style:font-face style:name="Cantarell" svg:font-family="Cantarell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Fourie</meta:initial-creator>
    <meta:creation-date>2012-07-18T09:00:07</meta:creation-date>
    <dc:date>2012-07-18T09:27:51</dc:date>
    <dc:creator>Steven Fourie</dc:creator>
    <meta:editing-duration>P0D</meta:editing-duration>
    <meta:editing-cycles>1</meta:editing-cycles>
    <meta:generator>LibreOffice/3.5$Linux_X86_64 LibreOffice_project/350m1$Build-3</meta:generator>
    <meta:document-statistic meta:table-count="0" meta:image-count="0" meta:object-count="0" meta:page-count="1" meta:paragraph-count="10" meta:word-count="177" meta:character-count="1163" meta:non-whitespace-character-count="990"/>
  </office:meta>
</office:document-meta>
</file>